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EC PC-9800 Series with NEC Oval Cream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in ID</text:p>
          </table:table-cell>
          <table:table-cell office:value-type="string" calcext:value-type="string">
            <text:p>Switch</text:p>
          </table:table-cell>
          <table:table-cell/>
          <table:table-cell office:value-type="string" calcext:value-type="string">
            <text:p>Row</text:p>
          </table:table-cell>
          <table:table-cell office:value-type="string" calcext:value-type="string">
            <text:p>Colum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cape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-_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+=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e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ackspac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ab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</text:p>
          </table:table-cell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[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]</text:p>
          </table:table-cell>
          <table:table-cell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etur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TR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p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</text:p>
          </table:table-cell>
          <table:table-cell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;: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“’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\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oth Shif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.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o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Kan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RPH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NFE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pac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XFER</text:p>
          </table:table-cell>
          <table:table-cell/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to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opy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F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F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F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VF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VF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F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VF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VF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Ins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e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oll U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oll Dow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U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ef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igh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Dow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Home CL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Hel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Num-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Num+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Num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Num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um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um*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Num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Num5</text:p>
          </table:table-cell>
          <table:table-cell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Num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Num+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Num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um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um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Num=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Num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NumComm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umDo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Hind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8T16:45:28.294176697</meta:creation-date>
    <dc:date>2021-05-18T19:19:16.508448411</dc:date>
    <meta:editing-duration>PT38M18S</meta:editing-duration>
    <meta:editing-cycles>10</meta:editing-cycles>
    <meta:generator>LibreOffice/7.1.3.2$Linux_X86_64 LibreOffice_project/10$Build-2</meta:generator>
    <meta:document-statistic meta:table-count="1" meta:cell-count="421" meta:object-count="0"/>
  </office:meta>
</office:document-meta>
</file>